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2" style:family="paragraph" style:parent-style-name="Preformatted_20_Text">
      <style:text-properties style:font-name="Liberation Mono" fo:font-size="16pt" fo:font-weight="bold" officeooo:paragraph-rsid="0023286f" style:font-size-asian="16pt" style:font-weight-asian="bold" style:font-size-complex="16pt" style:font-weight-complex="bold"/>
    </style:style>
    <style:style style:name="T1" style:family="text">
      <style:text-properties fo:color="#666666"/>
    </style:style>
    <style:style style:name="T2" style:family="text">
      <style:text-properties fo:color="#666666" fo:background-color="transparent" loext:char-shading-value="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urier New" fo:font-size="15pt" style:font-name-asian="Courier New1" style:font-size-asian="15pt" style:font-name-complex="Courier New1" style:font-size-complex="15pt"/>
    </style:style>
    <style:style style:name="T6" style:family="text">
      <style:text-properties style:font-name="Courier New" fo:font-size="15pt" officeooo:rsid="0023286f" style:font-name-asian="Courier New1" style:font-size-asian="15pt" style:font-name-complex="Courier New1" style:font-size-complex="15pt"/>
    </style:style>
    <style:style style:name="T7" style:family="text">
      <style:text-properties style:font-name="Courier New" style:font-name-asian="Courier New1" style:font-name-complex="Courier New1"/>
    </style:style>
    <style:style style:name="T8" style:family="text">
      <style:text-properties style:font-name="Courier New" officeooo:rsid="0023286f" style:font-name-asian="Courier New1" style:font-name-complex="Courier New1"/>
    </style:style>
    <style:style style:name="T9" style:family="text">
      <style:text-properties style:font-name-asian="Courier New1" style:font-name-complex="Courier New1"/>
    </style:style>
    <style:style style:name="T10" style:family="text">
      <style:text-properties officeooo:rsid="0023286f" style:font-name-asian="Courier New1" style:font-name-complex="Courier New1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name-asian="Courier New1" style:font-size-asian="14pt" style:font-name-complex="Courier New1" style:font-size-complex="14pt"/>
    </style:style>
    <style:style style:name="T13" style:family="text">
      <style:text-properties fo:font-size="14pt" officeooo:rsid="0023286f" style:font-name-asian="Courier New1" style:font-size-asian="14pt" style:font-name-complex="Courier New1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lapia Sauce Rumba 🎶 <text:span text:style-name="T9">📅 1</text:span><text:span text:style-name="T10">1</text:span><text:span text:style-name="T9">/2025 🎧 /B4SH 😎</text:span> <text:s/></text:p>
      <text:p text:style-name="P1"/>
      <text:p text:style-name="P1"><text:span text:style-name="T2">(Couplet 1)</text:span> 🥁 <text:s/></text:p>
      <text:p text:style-name="P1">Sur le marché, Raymond fait danser 💃, <text:s/></text:p>
      <text:p text:style-name="P1">Poulet moambe 🍗, mafé parfumé 🌶️. <text:s/></text:p>
      <text:p text:style-name="P1">Banane plantain 🍌 qui chauffe la marmite 🍲, <text:s/></text:p>
      <text:p text:style-name="P1">Pondu saka saka 🌿, le Congo s’invite 🌍 ! <text:s/></text:p>
      <text:p text:style-name="P1"/>
      <text:p text:style-name="P1"><text:span text:style-name="T1">(Pré-Refrain)</text:span> 🔥 <text:s/></text:p>
      <text:p text:style-name="P1">Les saveurs s’allument ✨, les amis s’enflamment 🎉, <text:s/></text:p>
      <text:p text:style-name="P1">Raymond sourit 😄, la fête s’installe 🎶. <text:s/></text:p>
      <text:p text:style-name="P1"/>
      <text:p text:style-name="P1"><text:span text:style-name="T1">(Refrain)</text:span> 🎵 <text:s/></text:p>
      <text:p text:style-name="P1">Tilapia sauce Rumba 🐟, <text:s/></text:p>
      <text:p text:style-name="P1">Raymond fait chanter le marché 🎤. <text:s/></text:p>
      <text:p text:style-name="P1">Chèvre grillée 🐐 ou lion qui flamba 🦁🔥, <text:s/></text:p>
      <text:p text:style-name="P1">Et tout le monde crie… Mango 🥭 ! <text:s/></text:p>
      <text:p text:style-name="P1">Puis on lève les Jupes de Raymond 👗, <text:s/></text:p>
      <text:p text:style-name="P1">La rumba coule comme un torrent 🌊 ! <text:s/></text:p>
      <text:p text:style-name="P1"/>
      <text:p text:style-name="P1"><text:span text:style-name="T1">(Couplet 2)</text:span> 🎶 <text:s/></text:p>
      <text:p text:style-name="P1">Carbonnade de chèvre 🐐, Blanchette rigole 😂, <text:s/></text:p>
      <text:p text:style-name="P1">Mais attention au feu 🔥 qui crépite au sol. <text:s/></text:p>
      <text:p text:style-name="P1">Marmite d’agneau 🍖, saveurs grand-lac 🌊, <text:s/></text:p>
      <text:p text:style-name="P1">Tilapia braisé 🐟, le héros du snack ⭐ ! <text:s/></text:p>
      <text:p text:style-name="P1"/>
      <text:p text:style-name="P1"><text:span text:style-name="T1">(Pré-Refrain)</text:span> 🎉 <text:s/></text:p>
      <text:p text:style-name="P1">Les plats défilent 🍽️, les rires éclatent 😂, <text:s/></text:p>
      <text:p text:style-name="P1">Le marché danse 💃, la rumba s’éclate 🎶. <text:s/></text:p>
      <text:p text:style-name="P1"/>
      <text:p text:style-name="P1"><text:span text:style-name="T1">(Refrain)</text:span> 🎵 <text:s/></text:p>
      <text:p text:style-name="P1">Tilapia sauce Rumba 🐟, <text:s/></text:p>
      <text:p text:style-name="P1">Raymond fait chanter le marché 🎤. <text:s/></text:p>
      <text:p text:style-name="P1">Chèvre grillée 🐐 ou lion qui flamba 🦁🔥, <text:s/></text:p>
      <text:p text:style-name="P1">Et tout le monde crie… Mango 🥭 ! <text:s/></text:p>
      <text:p text:style-name="P1">Puis on lève les Jupes de Raymond 👗, <text:s/></text:p>
      <text:p text:style-name="P1">La rumba coule comme un torrent 🌊 ! <text:s/></text:p>
      <text:p text:style-name="P1"/>
      <text:p text:style-name="P1"><text:span text:style-name="T1">(Pont)</text:span> 🎸 <text:s/></text:p>
      <text:p text:style-name="P1">Pili-pili 🌶️ met le feu 🔥, <text:s/></text:p>
      <text:p text:style-name="P1">Les guitares s’enflamment 🎶 un peu. <text:s/></text:p>
      <text:p text:style-name="P1">Le lion tremble 🦁, la chèvre s’éclate 🐐, <text:s/></text:p>
      <text:p text:style-name="P1">Raymond sourit 😄, la fête éclate 🎉 ! <text:s/></text:p>
      <text:p text:style-name="P1"/>
      <text:p text:style-name="P1"><text:span text:style-name="T1">(Refrain final)</text:span> 🎵 <text:s/></text:p>
      <text:p text:style-name="P1">Tilapia sauce Rumba 🐟, <text:s/></text:p>
      <text:p text:style-name="P1">Raymond fait chanter le marché 🎤. <text:s/></text:p>
      <text:p text:style-name="P1">Chèvre grillée 🐐 ou lion qui flamba 🦁🔥, <text:s/></text:p>
      <text:p text:style-name="P1">Et tout le monde crie… Mango 🥭 ! <text:s/></text:p>
      <text:p text:style-name="P1">Puis on lève les Jupes de Raymond 👗, <text:s/></text:p>
      <text:p text:style-name="P1">La rumba coule comme un torrent 🌊 ! <text:s/></text:p>
      <text:p text:style-name="P1"/>
      <text:p text:style-name="P1"><text:span text:style-name="T1">(Outro)</text:span> 🌅 <text:s/></text:p>
      <text:p text:style-name="P1">Rira bien qui rira le dernier 😏, <text:s/></text:p>
      <text:p text:style-name="P1">Au Tilapia tout le monde est invité 🎊. <text:s/></text:p>
      <text:p text:style-name="P1">Gigot de lion 🦁🍖 ou chèvre au grill 🐐🔥, <text:s/></text:p>
      <text:p text:style-name="P1">La rumba congolaise 🇨🇩 fait tourner le fil… 🎶 <text:s/></text:p>
      <text:p text:style-name="P1">Mango 🥭 ! Jupes de Raymond 👗 ! <text:s/></text:p>
      <text:p text:style-name="P1">La fête continue, encore et encore 🎉 !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edaf2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edaf2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11-26T14:24:52.883323076</dc:date>
    <meta:editing-duration>PT2H34M35S</meta:editing-duration>
    <meta:editing-cycles>15</meta:editing-cycles>
    <meta:generator>LibreOffice/6.4.7.2$Linux_X86_64 LibreOffice_project/40$Build-2</meta:generator>
    <dc:description>Chanson commise sans prétention, pour amuser mon ami Raymond.

10/2025
/B4SH 😎

</dc:description>
    <meta:keyword>/B4SH 😎</meta:keyword>
    <dc:subject>Paroles de la chanson Tilapia Sauce Rumba 🎶</dc:subject>
    <dc:title>Tilapia Sauce Rumba 🎶</dc:title>
    <meta:document-statistic meta:table-count="0" meta:image-count="0" meta:object-count="0" meta:page-count="1" meta:paragraph-count="50" meta:word-count="325" meta:character-count="1691" meta:non-whitespace-character-count="1316"/>
  </office:meta>
</office:document-meta>
</file>